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244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2311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0.5898in"/>
    </style:style>
    <style:style style:name="co14" style:family="table-column">
      <style:table-column-properties fo:break-before="auto" style:column-width="0.5571in"/>
    </style:style>
    <style:style style:name="co15" style:family="table-column">
      <style:table-column-properties fo:break-before="auto" style:column-width="0.9307in"/>
    </style:style>
    <style:style style:name="co16" style:family="table-column">
      <style:table-column-properties fo:break-before="auto" style:column-width="1.1709in"/>
    </style:style>
    <style:style style:name="co18" style:family="table-column">
      <style:table-column-properties fo:break-before="auto" style:column-width="1.0835in"/>
    </style:style>
    <style:style style:name="co19" style:family="table-column">
      <style:table-column-properties fo:break-before="auto" style:column-width="1.2035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0.6354in"/>
    </style:style>
    <style:style style:name="co22" style:family="table-column">
      <style:table-column-properties fo:break-before="auto" style:column-width="0.7665in"/>
    </style:style>
    <style:style style:name="co23" style:family="table-column">
      <style:table-column-properties fo:break-before="auto" style:column-width="0.8535in"/>
    </style:style>
    <style:style style:name="co24" style:family="table-column">
      <style:table-column-properties fo:break-before="auto" style:column-width="0.5917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11"/>
        <table:table-column table:style-name="co9" table:number-columns-repeated="4" table:default-cell-style-name="ce9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2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0" table:default-cell-style-name="ce9"/>
        <table:table-column table:style-name="co21" table:default-cell-style-name="ce11"/>
        <table:table-column table:style-name="co1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17" table:number-columns-repeated="991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6" office:value-type="string">
            <text:p>Names</text:p>
          </table:table-cell>
          <table:table-cell table:style-name="ce6" office:value-type="string">
            <text:p>Size</text:p>
          </table:table-cell>
          <table:table-cell table:style-name="ce6" office:value-type="string">
            <text:p>sI</text:p>
          </table:table-cell>
          <table:table-cell table:style-name="ce6" office:value-type="string">
            <text:p>HP</text:p>
          </table:table-cell>
          <table:table-cell table:style-name="ce6" office:value-type="string">
            <text:p>Atk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FH</text:p>
          </table:table-cell>
          <table:table-cell table:style-name="ce6" office:value-type="string">
            <text:p>FW</text:p>
          </table:table-cell>
          <table:table-cell table:style-name="ce6" office:value-type="string">
            <text:p>Boss</text:p>
          </table:table-cell>
          <table:table-cell table:style-name="ce12" office:value-type="string">
            <text:p>Sp</text:p>
          </table:table-cell>
          <table:table-cell table:style-name="ce14" office:value-type="string">
            <text:p>Su</text:p>
          </table:table-cell>
          <table:table-cell table:style-name="ce16" office:value-type="string">
            <text:p>Au</text:p>
          </table:table-cell>
          <table:table-cell table:style-name="ce18" office:value-type="string">
            <text:p>Wi</text:p>
          </table:table-cell>
          <table:table-cell table:style-name="ce6" office:value-type="string">
            <text:p>cdx</text:p>
          </table:table-cell>
          <table:table-cell table:style-name="ce6" office:value-type="string">
            <text:p>cdy</text:p>
          </table:table-cell>
          <table:table-cell table:style-name="ce6" office:value-type="string">
            <text:p>cw</text:p>
          </table:table-cell>
          <table:table-cell table:style-name="ce6" office:value-type="string">
            <text:p>ch</text:p>
          </table:table-cell>
          <table:table-cell table:style-name="ce6" office:value-type="string">
            <text:p>atkId</text:p>
          </table:table-cell>
          <table:table-cell table:style-name="ce6" office:value-type="string">
            <text:p>args</text:p>
          </table:table-cell>
          <table:table-cell table:style-name="ce20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3" office:value-type="string">
            <text:p>drop2</text:p>
          </table:table-cell>
          <table:table-cell table:style-name="ce23" office:value-type="string">
            <text:p>RCC</text:p>
          </table:table-cell>
          <table:table-cell table:style-name="ce23" office:value-type="string">
            <text:p>stickRes</text:p>
          </table:table-cell>
          <table:table-cell table:style-name="ce23" office:value-type="string">
            <text:p>Tile</text:p>
          </table:table-cell>
          <table:table-cell table:style-name="ce23" office:value-type="string">
            <text:p>soleKill</text:p>
          </table:table-cell>
          <table:table-cell table:style-name="ce23" office:value-type="string">
            <text:p>addtlHitCheck</text:p>
          </table:table-cell>
          <table:table-cell table:style-name="ce23" office:value-type="string">
            <text:p>initFunc</text:p>
          </table:table-cell>
          <table:table-cell table:style-name="ce23" office:value-type="string">
            <text:p>turnFunc</text:p>
          </table:table-cell>
          <table:table-cell table:style-name="ce23" office:value-type="string">
            <text:p>wkSn</text:p>
          </table:table-cell>
          <table:table-cell table:style-name="ce23" office:value-type="string">
            <text:p>postHit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Intro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arm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spinach,0,2</text:p>
          </table:table-cell>
          <table:table-cell office:value-type="string">
            <text:p>beet,0,2</text:p>
          </table:table-cell>
          <table:table-cell table:number-columns-repeated="1001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radish,5,5</text:p>
          </table:table-cell>
          <table:table-cell office:value-type="string">
            <text:p>apple,4,4</text:p>
          </table:table-cell>
          <table:table-cell office:value-type="string">
            <text:p>grapes,3,3</text:p>
          </table:table-cell>
          <table:table-cell table:number-columns-repeated="1000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Research Lab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carrot,0,1</text:p>
          </table:table-cell>
          <table:table-cell office:value-type="string">
            <text:p>tomato,0,4</text:p>
          </table:table-cell>
          <table:table-cell table:number-columns-repeated="1001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office:value-type="string">
            <text:p>battery,2,4</text:p>
          </table:table-cell>
          <table:table-cell office:value-type="string">
            <text:p>tomato,0,1</text:p>
          </table:table-cell>
          <table:table-cell table:number-columns-repeated="1001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orest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5,10</text:p>
          </table:table-cell>
          <table:table-cell office:value-type="string">
            <text:p>fodder,0,2</text:p>
          </table:table-cell>
          <table:table-cell office:value-type="string">
            <text:p>rice,0,1</text:p>
          </table:table-cell>
          <table:table-cell table:number-columns-repeated="3"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10,20</text:p>
          </table:table-cell>
          <table:table-cell office:value-type="string">
            <text:p>chestnut,0,2</text:p>
          </table:table-cell>
          <table:table-cell office:value-type="string">
            <text:p>milkcap,0,2</text:p>
          </table:table-cell>
          <table:table-cell office:value-type="string">
            <text:p>portobello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4,4</text:p>
          </table:table-cell>
          <table:table-cell office:value-type="string">
            <text:p>beeB,5,5</text:p>
          </table:table-cell>
          <table:table-cell office:value-type="string">
            <text:p>goodrod,3,3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,10</text:p>
          </table:table-cell>
          <table:table-cell office:value-type="string">
            <text:p>turkey,0,1</text:p>
          </table:table-cell>
          <table:table-cell table:number-columns-repeated="4"/>
          <table:table-cell office:value-type="string">
            <text:p>_coop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0,50</text:p>
          </table:table-cell>
          <table:table-cell office:value-type="string">
            <text:p>turkey,6,6</text:p>
          </table:table-cell>
          <table:table-cell office:value-type="string">
            <text:p>fodder,2,2</text:p>
          </table:table-cell>
          <table:table-cell table:number-columns-repeated="3"/>
          <table:table-cell office:value-type="string">
            <text:p>_coop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ridge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table:style-name="ce3"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uction</text:p>
          </table:table-cell>
          <table:table-cell/>
          <table:table-cell office:value-type="string">
            <text:p>100,300</text:p>
          </table:table-cell>
          <table:table-cell office:value-type="string">
            <text:p>banana,0,4</text:p>
          </table:table-cell>
          <table:table-cell office:value-type="string">
            <text:p>printer,0,1</text:p>
          </table:table-cell>
          <table:table-cell office:value-type="string">
            <text:p>coffee,0,1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3"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office:value-type="float" office:value="300">
            <text:p>30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boss</text:p>
          </table:table-cell>
          <table:table-cell/>
          <table:table-cell office:value-type="string">
            <text:p>500,500</text:p>
          </table:table-cell>
          <table:table-cell office:value-type="string">
            <text:p>coffee,3,3</text:p>
          </table:table-cell>
          <table:table-cell office:value-type="string">
            <text:p>printer,1,1</text:p>
          </table:table-cell>
          <table:table-cell/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Underwater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table:style-name="ce3"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office:value-type="float" office:value="210">
            <text:p>21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Farm</text:p>
          </table:table-cell>
          <table:table-cell office:value-type="string">
            <text:p>garlic,garlic,corn,corn,leek,spinach,leek,leek</text:p>
          </table:table-cell>
          <table:table-cell office:value-type="string">
            <text:p>69,69</text:p>
          </table:table-cell>
          <table:table-cell office:value-type="string">
            <text:p>garlic,10,10</text:p>
          </table:table-cell>
          <table:table-cell office:value-type="string">
            <text:p>leek,10,10</text:p>
          </table:table-cell>
          <table:table-cell office:value-type="string">
            <text:p>spinach,10,1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algae,kelp</text:p>
          </table:table-cell>
          <table:table-cell office:value-type="string">
            <text:p>60,80</text:p>
          </table:table-cell>
          <table:table-cell office:value-type="string">
            <text:p>net,0,1</text:p>
          </table:table-cell>
          <table:table-cell office:value-type="string">
            <text:p>rice,0,1</text:p>
          </table:table-cell>
          <table:table-cell office:value-type="string">
            <text:p>rod,0,2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4"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100,120</text:p>
          </table:table-cell>
          <table:table-cell office:value-type="string">
            <text:p>net,0,1</text:p>
          </table:table-cell>
          <table:table-cell office:value-type="string">
            <text:p>rice,2,5</text:p>
          </table:table-cell>
          <table:table-cell office:value-type="string">
            <text:p>chestnut,0,1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Rock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.15">
            <text:p>0.15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slap</text:p>
          </table:table-cell>
          <table:table-cell/>
          <table:table-cell office:value-type="string">
            <text:p>600,600</text:p>
          </table:table-cell>
          <table:table-cell office:value-type="string">
            <text:p>egg,10,10</text:p>
          </table:table-cell>
          <table:table-cell office:value-type="string">
            <text:p>blackrice,5,5</text:p>
          </table:table-cell>
          <table:table-cell office:value-type="string">
            <text:p>goodrod,6,6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85">
            <text:p>1.85</text:p>
          </table:table-cell>
          <table:table-cell office:value-type="float" office:value="0.95">
            <text:p>0.95</text:p>
          </table:table-cell>
          <table:table-cell office:value-type="float" office:value="-0.2">
            <text:p>-0.2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ake Farm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table:style-name="ce3"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Rock</text:p>
          </table:table-cell>
          <table:table-cell office:value-type="string">
            <text:p>egg</text:p>
          </table:table-cell>
          <table:table-cell office:value-type="string">
            <text:p>40,60</text:p>
          </table:table-cell>
          <table:table-cell office:value-type="string">
            <text:p>egg,0,5</text:p>
          </table:table-cell>
          <table:table-cell office:value-type="string">
            <text:p>goose,0,1</text:p>
          </table:table-cell>
          <table:table-cell office:value-type="string">
            <text:p>quail,0,1</text:p>
          </table:table-cell>
          <table:table-cell/>
          <table:table-cell office:value-type="float" office:value="0.1">
            <text:p>0.1</text:p>
          </table:table-cell>
          <table:table-cell office:value-type="string">
            <text:p>_coop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string">
            <text:p>pigGun</text:p>
          </table:table-cell>
          <table:table-cell office:value-type="string">
            <text:p>portobello,shiitake,milkcap,blackshroom</text:p>
          </table:table-cell>
          <table:table-cell office:value-type="string">
            <text:p>5,10</text:p>
          </table:table-cell>
          <table:table-cell office:value-type="string">
            <text:p>shiitake,0,3</text:p>
          </table:table-cell>
          <table:table-cell office:value-type="string">
            <text:p>portobello,0,3</text:p>
          </table:table-cell>
          <table:table-cell office:value-type="string">
            <text:p>blackshrm,0,1</text:p>
          </table:table-cell>
          <table:table-cell table:number-columns-repeated="2"/>
          <table:table-cell office:value-type="string">
            <text:p>_log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garlic,grapes,leek</text:p>
          </table:table-cell>
          <table:table-cell office:value-type="string">
            <text:p>5,10</text:p>
          </table:table-cell>
          <table:table-cell office:value-type="string">
            <text:p>rhubarb,5,10</text:p>
          </table:table-cell>
          <table:table-cell office:value-type="string">
            <text:p>tomato,0,15</text:p>
          </table:table-cell>
          <table:table-cell office:value-type="string">
            <text:p>mango,0,5</text:p>
          </table:table-cell>
          <table:table-cell office:value-type="float" office:value="0.3">
            <text:p>0.3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992"/>
        </table:table-row>
        <table:table-row table:style-name="ro2">
          <table:table-cell table:style-name="ce3"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lawnmower</text:p>
          </table:table-cell>
          <table:table-cell/>
          <table:table-cell office:value-type="string">
            <text:p>150,150</text:p>
          </table:table-cell>
          <table:table-cell office:value-type="string">
            <text:p>fodder,4,4</text:p>
          </table:table-cell>
          <table:table-cell office:value-type="string">
            <text:p>asparagus,3,3</text:p>
          </table:table-cell>
          <table:table-cell office:value-type="string">
            <text:p>spear,2,2</text:p>
          </table:table-cell>
          <table:table-cell office:value-type="float" office:value="0.3">
            <text:p>0.3</text:p>
          </table:table-cell>
          <table:table-cell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SP_SU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AU_WI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MUSH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FISH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9">
            <text:p>19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router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server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housekeeper</text:p>
          </table:table-cell>
          <table:table-cell/>
          <table:table-cell office:value-type="string">
            <text:p>1000,1000</text:p>
          </table:table-cell>
          <table:table-cell office:value-type="string">
            <text:p>battery,20,20</text:p>
          </table:table-cell>
          <table:table-cell office:value-type="string">
            <text:p>app,10,10</text:p>
          </table:table-cell>
          <table:table-cell office:value-type="string">
            <text:p>drone,5,5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office:value-type="string">
            <text:p>outlet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unplug</text:p>
          </table:table-cell>
          <table:table-cell table:number-columns-repeated="991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South City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table:style-name="ce3" office:value-type="string">
            <text:p>mrbrun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600,600</text:p>
          </table:table-cell>
          <table:table-cell office:value-type="string">
            <text:p>tomato,10,10</text:p>
          </table:table-cell>
          <table:table-cell office:value-type="string">
            <text:p>grapes,10,10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300,700</text:p>
          </table:table-cell>
          <table:table-cell office:value-type="string">
            <text:p>tomato,5,15</text:p>
          </table:table-cell>
          <table:table-cell office:value-type="string">
            <text:p>grapes,5,15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8">
            <text:p>28</text:p>
          </table:table-cell>
          <table:table-cell office:value-type="float" office:value="300">
            <text:p>30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arborioB</text:p>
          </table:table-cell>
          <table:table-cell office:value-type="string">
            <text:p>600,1200</text:p>
          </table:table-cell>
          <table:table-cell office:value-type="string">
            <text:p>tomato,10,20</text:p>
          </table:table-cell>
          <table:table-cell office:value-type="string">
            <text:p>grapes,10,20</text:p>
          </table:table-cell>
          <table:table-cell office:value-type="string">
            <text:p>arborio,5,1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obBoss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9">
            <text:p>29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,arborioB,porcini</text:p>
          </table:table-cell>
          <table:table-cell office:value-type="string">
            <text:p>2000,2000</text:p>
          </table:table-cell>
          <table:table-cell office:value-type="string">
            <text:p>tomato,30,30</text:p>
          </table:table-cell>
          <table:table-cell office:value-type="string">
            <text:p>grapes,30,30</text:p>
          </table:table-cell>
          <table:table-cell office:value-type="string">
            <text:p>arborio,30,3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North City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table:style-name="ce5" office:value-type="string">
            <text:p>dweebLord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9">
            <text:p>9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2.45">
            <text:p>2.45</text:p>
          </table:table-cell>
          <table:table-cell office:value-type="float" office:value="-0.65">
            <text:p>-0.65</text:p>
          </table:table-cell>
          <table:table-cell office:value-type="float" office:value="4.15">
            <text:p>4.15</text:p>
          </table:table-cell>
          <table:table-cell office:value-type="float" office:value="3.75">
            <text:p>3.75</text:p>
          </table:table-cell>
          <table:table-cell office:value-type="string">
            <text:p>wacg</text:p>
          </table:table-cell>
          <table:table-cell/>
          <table:table-cell office:value-type="string">
            <text:p>5000,5000</text:p>
          </table:table-cell>
          <table:table-cell office:value-type="string">
            <text:p>battery,10,10</text:p>
          </table:table-cell>
          <table:table-cell office:value-type="string">
            <text:p>drone,30,30</text:p>
          </table:table-cell>
          <table:table-cell office:value-type="string">
            <text:p>coffee,20,2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cyber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robb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3">
            <text:p>33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-0.05">
            <text:p>-0.0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shotgun,timebomb</text:p>
          </table:table-cell>
          <table:table-cell office:value-type="string">
            <text:p>2500,2500</text:p>
          </table:table-cell>
          <table:table-cell office:value-type="string">
            <text:p>spear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/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brown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cacao</text:p>
          </table:table-cell>
          <table:table-cell office:value-type="string">
            <text:p>50,150</text:p>
          </table:table-cell>
          <table:table-cell office:value-type="string">
            <text:p>battery,0,10</text:p>
          </table:table-cell>
          <table:table-cell office:value-type="string">
            <text:p>coffee,0,5</text:p>
          </table:table-cell>
          <table:table-cell office:value-type="string">
            <text:p>avocado,0,5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blue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banana,0,4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red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kiwi,0,1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foodTru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5">
            <text:p>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string">
            <text:p>mrGrillerGrillSpirits</text:p>
          </table:table-cell>
          <table:table-cell office:value-type="string">
            <text:p>burrito,dango,taco,kombucha,cheese,batterysalt</text:p>
          </table:table-cell>
          <table:table-cell office:value-type="string">
            <text:p>50,150</text:p>
          </table:table-cell>
          <table:table-cell office:value-type="string">
            <text:p>avocado,5,10</text:p>
          </table:table-cell>
          <table:table-cell office:value-type="string">
            <text:p>bellpepper,5,10</text:p>
          </table:table-cell>
          <table:table-cell office:value-type="string">
            <text:p>arborio,5,10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grill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delivTruc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basic</text:p>
          </table:table-cell>
          <table:table-cell office:value-type="string">
            <text:p>battery,app,taco,burrito,cheese,timebomb</text:p>
          </table:table-cell>
          <table:table-cell office:value-type="string">
            <text:p>50,150</text:p>
          </table:table-cell>
          <table:table-cell office:value-type="string">
            <text:p>kiwi,0,1</text:p>
          </table:table-cell>
          <table:table-cell office:value-type="string">
            <text:p>leek,5,10</text:p>
          </table:table-cell>
          <table:table-cell office:value-type="string">
            <text:p>garlic,0,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vend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1">
            <text:p>3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vendo</text:p>
          </table:table-cell>
          <table:table-cell office:value-type="string">
            <text:p>burrito,dango,taco,kombucha,cheese,coffee</text:p>
          </table:table-cell>
          <table:table-cell office:value-type="string">
            <text:p>10,200</text:p>
          </table:table-cell>
          <table:table-cell office:value-type="string">
            <text:p>coffee,6,9</text:p>
          </table:table-cell>
          <table:table-cell office:value-type="string">
            <text:p>shiitake,5,10</text:p>
          </table:table-cell>
          <table:table-cell office:value-type="string">
            <text:p>grapes,4,20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/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hoverdwe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2">
            <text:p>32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Default"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app,drone,printer,headphones</text:p>
          </table:table-cell>
          <table:table-cell office:value-type="string">
            <text:p>60,160</text:p>
          </table:table-cell>
          <table:table-cell office:value-type="string">
            <text:p>app,0,10</text:p>
          </table:table-cell>
          <table:table-cell office:value-type="string">
            <text:p>drone,0,10</text:p>
          </table:table-cell>
          <table:table-cell office:value-type="string">
            <text:p>frogbot,0,2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string">
            <text:p>cyber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ood2 HQ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table:style-name="ce5" office:value-type="string">
            <text:p>trend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4">
            <text:p>34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string">
            <text:p>nernd</text:p>
          </table:table-cell>
          <table:table-cell office:value-type="string">
            <text:p>food2bar,food2barChoc,food2bar,lightbulb,app</text:p>
          </table:table-cell>
          <table:table-cell office:value-type="string">
            <text:p>200,400</text:p>
          </table:table-cell>
          <table:table-cell office:value-type="string">
            <text:p>app,10,20</text:p>
          </table:table-cell>
          <table:table-cell office:value-type="string">
            <text:p>shiitake,10,20</text:p>
          </table:table-cell>
          <table:table-cell office:value-type="string">
            <text:p>avocado,10,2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coffee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5">
            <text:p>3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string">
            <text:p>nernd</text:p>
          </table:table-cell>
          <table:table-cell office:value-type="string">
            <text:p>food2bar,food2barChoc,food2bar,drone,battery</text:p>
          </table:table-cell>
          <table:table-cell office:value-type="string">
            <text:p>200,400</text:p>
          </table:table-cell>
          <table:table-cell office:value-type="string">
            <text:p>coffee,15,20</text:p>
          </table:table-cell>
          <table:table-cell office:value-type="string">
            <text:p>rhubarb,0,25</text:p>
          </table:table-cell>
          <table:table-cell office:value-type="string">
            <text:p>shortgrain,0,1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buff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6">
            <text:p>3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string">
            <text:p>nernd</text:p>
          </table:table-cell>
          <table:table-cell office:value-type="string">
            <text:p>food2bar,food2barChoc,food2bar,earbuds,printer</text:p>
          </table:table-cell>
          <table:table-cell office:value-type="string">
            <text:p>200,400</text:p>
          </table:table-cell>
          <table:table-cell office:value-type="string">
            <text:p>beet,10,20</text:p>
          </table:table-cell>
          <table:table-cell office:value-type="string">
            <text:p>pineapple,10,20</text:p>
          </table:table-cell>
          <table:table-cell office:value-type="string">
            <text:p>rice,5,2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tin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7">
            <text:p>3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0.55">
            <text:p>0.5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string">
            <text:p>nernd</text:p>
          </table:table-cell>
          <table:table-cell office:value-type="string">
            <text:p>food2bar,food2barChoc,food2bar,lightbulb,drone</text:p>
          </table:table-cell>
          <table:table-cell office:value-type="string">
            <text:p>200,400</text:p>
          </table:table-cell>
          <table:table-cell office:value-type="string">
            <text:p>radish,5,10</text:p>
          </table:table-cell>
          <table:table-cell office:value-type="string">
            <text:p>shortgrain,5,10</text:p>
          </table:table-cell>
          <table:table-cell office:value-type="string">
            <text:p>headphones,5,10</text:p>
          </table:table-cell>
          <table:table-cell office:value-type="float" office:value="0.2">
            <text:p>0.2</text:p>
          </table:table-cell>
          <table:table-cell office:value-type="float" office:value="0.66">
            <text:p>0.66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theFunnyOn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8">
            <text:p>3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nernd</text:p>
          </table:table-cell>
          <table:table-cell office:value-type="string">
            <text:p>food2bar,food2barChoc,food2bar</text:p>
          </table:table-cell>
          <table:table-cell office:value-type="string">
            <text:p>200,400</text:p>
          </table:table-cell>
          <table:table-cell office:value-type="string">
            <text:p>asparagus,2,4</text:p>
          </table:table-cell>
          <table:table-cell office:value-type="string">
            <text:p>bignet,4,6</text:p>
          </table:table-cell>
          <table:table-cell office:value-type="string">
            <text:p>poisnshroom,1,4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robo4a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9">
            <text:p>39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100,200</text:p>
          </table:table-cell>
          <table:table-cell office:value-type="string">
            <text:p>battery,2,4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5" office:value-type="string">
            <text:p>robo4b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0">
            <text:p>4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200,400</text:p>
          </table:table-cell>
          <table:table-cell office:value-type="string">
            <text:p>drone,4,8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5" office:value-type="string">
            <text:p>robo4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1">
            <text:p>4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Many</text:p>
          </table:table-cell>
          <table:table-cell office:value-type="string">
            <text:p>battery,app,drone,printer,food2bar,food2barChoc</text:p>
          </table:table-cell>
          <table:table-cell office:value-type="string">
            <text:p>400,800</text:p>
          </table:table-cell>
          <table:table-cell office:value-type="string">
            <text:p>coffee,15,20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5" office:value-type="string">
            <text:p>discuss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2">
            <text:p>42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vince2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2"/>
          <table:table-cell office:value-type="string">
            <text:p>CONVINCE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discuss2big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hulk</text:p>
          </table:table-cell>
          <table:table-cell/>
          <table:table-cell office:value-type="string">
            <text:p>12,12</text:p>
          </table:table-cell>
          <table:table-cell office:value-type="string">
            <text:p>frogbot,10,10</text:p>
          </table:table-cell>
          <table:table-cell office:value-type="string">
            <text:p>mango,5,5</text:p>
          </table:table-cell>
          <table:table-cell office:value-type="string">
            <text:p>corn,8,8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botMush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3">
            <text:p>43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poisnshroom,5,5</text:p>
          </table:table-cell>
          <table:table-cell office:value-type="string">
            <text:p>blackshroom,5,5</text:p>
          </table:table-cell>
          <table:table-cell office:value-type="string">
            <text:p>greenshroom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MUSH_w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botRi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4">
            <text:p>44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blackrice,5,5</text:p>
          </table:table-cell>
          <table:table-cell office:value-type="string">
            <text:p>arborio,5,5</text:p>
          </table:table-cell>
          <table:table-cell office:value-type="string">
            <text:p>chestnut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RICE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botFrui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5">
            <text:p>4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kiwi,5,5</text:p>
          </table:table-cell>
          <table:table-cell office:value-type="string">
            <text:p>apricot,5,5</text:p>
          </table:table-cell>
          <table:table-cell office:value-type="string">
            <text:p>avocado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FRUIT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botVeggi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6">
            <text:p>4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garlic,5,5</text:p>
          </table:table-cell>
          <table:table-cell office:value-type="string">
            <text:p>pineapple,5,5</text:p>
          </table:table-cell>
          <table:table-cell office:value-type="string">
            <text:p>rhubarb,7,7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VEG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theMonster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12">
            <text:p>12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2.3">
            <text:p>2.3</text:p>
          </table:table-cell>
          <table:table-cell office:value-type="float" office:value="-0.35">
            <text:p>-0.35</text:p>
          </table:table-cell>
          <table:table-cell office:value-type="float" office:value="4.35">
            <text:p>4.35</text:p>
          </table:table-cell>
          <table:table-cell office:value-type="float" office:value="3.5">
            <text:p>3.5</text:p>
          </table:table-cell>
          <table:table-cell office:value-type="string">
            <text:p>soyMonster</text:p>
          </table:table-cell>
          <table:table-cell office:value-type="string">
            <text:p>soybean,soybean,soybean,soybaby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office:value-type="string">
            <text:p>dirt</text:p>
          </table:table-cell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5" office:value-type="string">
            <text:p>soyChild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7">
            <text:p>47</text:p>
          </table:table-cell>
          <table:table-cell table:number-columns-repeated="3"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998"/>
        </table:table-row>
        <table:table-row table:style-name="ro2">
          <table:table-cell table:style-name="ce5" office:value-type="string">
            <text:p>soySta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6">
            <text:p>16</text:p>
          </table:table-cell>
          <table:table-cell table:number-columns-repeated="3" office:value-type="float" office:value="150">
            <text:p>15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5">
            <text:p>1.5</text:p>
          </table:table-cell>
          <table:table-cell office:value-type="string">
            <text:p>basicMany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998"/>
        </table:table-row>
        <table:table-row table:style-name="ro2">
          <table:table-cell table:style-name="ce5" office:value-type="string">
            <text:p>becket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8">
            <text:p>48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beckett</text:p>
          </table:table-cell>
          <table:table-cell/>
          <table:table-cell office:value-type="string">
            <text:p>10000,10000</text:p>
          </table:table-cell>
          <table:table-cell office:value-type="string">
            <text:p>drone,50,50</text:p>
          </table:table-cell>
          <table:table-cell office:value-type="string">
            <text:p>printer,50,50</text:p>
          </table:table-cell>
          <table:table-cell office:value-type="string">
            <text:p>battery,50,5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beckett</text:p>
          </table:table-cell>
          <table:table-cell table:number-columns-repeated="2"/>
          <table:table-cell table:number-columns-repeated="2" office:value-type="string">
            <text:p>BECKETT</text:p>
          </table:table-cell>
          <table:table-cell office:value-type="float" office:value="3">
            <text:p>3</text:p>
          </table:table-cell>
          <table:table-cell table:number-columns-repeated="992"/>
        </table:table-row>
        <table:table-row table:style-name="ro2">
          <table:table-cell table:style-name="ce5" office:value-type="string">
            <text:p>nath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9">
            <text:p>49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nathan</text:p>
          </table:table-cell>
          <table:table-cell/>
          <table:table-cell office:value-type="string">
            <text:p>0,0</text:p>
          </table:table-cell>
          <table:table-cell office:value-type="string">
            <text:p>beet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65">
            <text:p>0.65</text:p>
          </table:table-cell>
          <table:table-cell office:value-type="string">
            <text:p>nathan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993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ee Queen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table:style-name="ce3"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400,4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1000,10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9999,9999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Test Enemy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office:value-type="string">
            <text:p>yourWorstFuckingNightmare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7">
            <text:p>17</text:p>
          </table:table-cell>
          <table:table-cell office:value-type="float" office:value="999999">
            <text:p>9999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05">
            <text:p>1.05</text:p>
          </table:table-cell>
          <table:table-cell office:value-type="float" office:value="1.45">
            <text:p>1.45</text:p>
          </table:table-cell>
          <table:table-cell office:value-type="string">
            <text:p>basic</text:p>
          </table:table-cell>
          <table:table-cell office:value-type="string">
            <text:p>kelp</text:p>
          </table:table-cell>
          <table:table-cell table:number-columns-repeated="1004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1/29/2018</text:date>, <text:time>22:5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8-01-29T22:54:10.04</dc:date>
    <dc:creator>Seab Dinch</dc:creator>
    <meta:editing-duration>P24DT9H56M52S</meta:editing-duration>
    <meta:editing-cycles>384</meta:editing-cycles>
    <meta:generator>OpenOffice/4.1.2$Win32 OpenOffice.org_project/412m3$Build-9782</meta:generator>
    <meta:document-statistic meta:table-count="3" meta:cell-count="1695" meta:object-count="0"/>
  </office:meta>
</office:document-meta>
</file>